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contas" table:style-name="ce1">
            <text:p>contas</text:p>
          </table:table-cell>
          <table:table-cell office:value-type="string" office:value="2003" table:style-name="ce1">
            <text:p>2003</text:p>
          </table:table-cell>
          <table:table-cell office:value-type="string" office:value="2009" table:style-name="ce1">
            <text:p>2009</text:p>
          </table:table-cell>
          <table:table-cell office:value-type="string" office:value="2018" table:style-name="ce1">
            <text:p>2018</text:p>
          </table:table-cell>
        </table:table-row>
        <table:table-row>
          <table:table-cell office:value-type="string" office:value="0191-Outros produtos e serviços da lavoura" table:style-name="ce1">
            <text:p>0191-Outros produtos e serviços da lavoura</text:p>
          </table:table-cell>
          <table:table-cell office:value-type="float" office:value="0.0160707067560138" table:style-name="ce1">
            <text:p>0.0160707067560138</text:p>
          </table:table-cell>
          <table:table-cell office:value-type="float" office:value="0.0225425975571876" table:style-name="ce1">
            <text:p>0.0225425975571876</text:p>
          </table:table-cell>
          <table:table-cell office:value-type="float" office:value="0.0164758179251541" table:style-name="ce1">
            <text:p>0.0164758179251541</text:p>
          </table:table-cell>
        </table:table-row>
        <table:table-row>
          <table:table-cell office:value-type="string" office:value="0192-Pesca e aquicultura" table:style-name="ce1">
            <text:p>0192-Pesca e aquicultura</text:p>
          </table:table-cell>
          <table:table-cell office:value-type="float" office:value="0.00459991465010274" table:style-name="ce1">
            <text:p>0.00459991465010274</text:p>
          </table:table-cell>
          <table:table-cell office:value-type="float" office:value="0.00846776474506368" table:style-name="ce1">
            <text:p>0.00846776474506368</text:p>
          </table:table-cell>
          <table:table-cell office:value-type="float" office:value="0.00365630735084141" table:style-name="ce1">
            <text:p>0.00365630735084141</text:p>
          </table:table-cell>
        </table:table-row>
        <table:table-row>
          <table:table-cell office:value-type="string" office:value="0280-Produtos da exploração florestal e da silvicultura" table:style-name="ce1">
            <text:p>0280-Produtos da exploração florestal e da silvicultura</text:p>
          </table:table-cell>
          <table:table-cell office:value-type="float" office:value="0.000174041818559962" table:style-name="ce1">
            <text:p>0.000174041818559962</text:p>
          </table:table-cell>
          <table:table-cell office:value-type="float" office:value="0.00323203826973058" table:style-name="ce1">
            <text:p>0.00323203826973058</text:p>
          </table:table-cell>
          <table:table-cell office:value-type="float" office:value="0.00198513012793662" table:style-name="ce1">
            <text:p>0.00198513012793662</text:p>
          </table:table-cell>
        </table:table-row>
        <table:table-row>
          <table:table-cell office:value-type="string" office:value="0580-Minerais não-metálicos" table:style-name="ce1">
            <text:p>0580-Minerais não-metálicos</text:p>
          </table:table-cell>
          <table:table-cell office:value-type="float" office:value="0.000171391065246248" table:style-name="ce1">
            <text:p>0.000171391065246248</text:p>
          </table:table-cell>
          <table:table-cell office:value-type="float" office:value="1.48373085450336e-05" table:style-name="ce1">
            <text:p>1.48373085450336e-05</text:p>
          </table:table-cell>
          <table:table-cell office:value-type="float" office:value="9.39561897564829e-08" table:style-name="ce1">
            <text:p>9.39561897564829e-08</text:p>
          </table:table-cell>
        </table:table-row>
        <table:table-row>
          <table:table-cell office:value-type="string" office:value="1091-Abate e preparação de produtos de carne" table:style-name="ce1">
            <text:p>1091-Abate e preparação de produtos de carne</text:p>
          </table:table-cell>
          <table:table-cell office:value-type="float" office:value="0.0262159150218174" table:style-name="ce1">
            <text:p>0.0262159150218174</text:p>
          </table:table-cell>
          <table:table-cell office:value-type="float" office:value="0.0585942110983224" table:style-name="ce1">
            <text:p>0.0585942110983224</text:p>
          </table:table-cell>
          <table:table-cell office:value-type="float" office:value="0.0424141301695938" table:style-name="ce1">
            <text:p>0.0424141301695938</text:p>
          </table:table-cell>
        </table:table-row>
        <table:table-row>
          <table:table-cell office:value-type="string" office:value="1092-Produtos das usinas e do refino de açúcar" table:style-name="ce1">
            <text:p>1092-Produtos das usinas e do refino de açúcar</text:p>
          </table:table-cell>
          <table:table-cell office:value-type="float" office:value="0.00224198687476706" table:style-name="ce1">
            <text:p>0.00224198687476706</text:p>
          </table:table-cell>
          <table:table-cell office:value-type="float" office:value="0.00196099786363604" table:style-name="ce1">
            <text:p>0.00196099786363604</text:p>
          </table:table-cell>
          <table:table-cell office:value-type="float" office:value="0.000916338957232677" table:style-name="ce1">
            <text:p>0.000916338957232677</text:p>
          </table:table-cell>
        </table:table-row>
        <table:table-row>
          <table:table-cell office:value-type="string" office:value="1093-Arroz beneficiado e produtos derivados" table:style-name="ce1">
            <text:p>1093-Arroz beneficiado e produtos derivados</text:p>
          </table:table-cell>
          <table:table-cell office:value-type="float" office:value="0.05829089520771" table:style-name="ce1">
            <text:p>0.05829089520771</text:p>
          </table:table-cell>
          <table:table-cell office:value-type="float" office:value="0.0550402674891797" table:style-name="ce1">
            <text:p>0.0550402674891797</text:p>
          </table:table-cell>
          <table:table-cell office:value-type="float" office:value="0.0340042086281889" table:style-name="ce1">
            <text:p>0.0340042086281889</text:p>
          </table:table-cell>
        </table:table-row>
        <table:table-row>
          <table:table-cell office:value-type="string" office:value="1100-Bebidas" table:style-name="ce1">
            <text:p>1100-Bebidas</text:p>
          </table:table-cell>
          <table:table-cell office:value-type="float" office:value="0.00918763686143466" table:style-name="ce1">
            <text:p>0.00918763686143466</text:p>
          </table:table-cell>
          <table:table-cell office:value-type="float" office:value="0.0140255020553715" table:style-name="ce1">
            <text:p>0.0140255020553715</text:p>
          </table:table-cell>
          <table:table-cell office:value-type="float" office:value="0.0131224090988967" table:style-name="ce1">
            <text:p>0.0131224090988967</text:p>
          </table:table-cell>
        </table:table-row>
        <table:table-row>
          <table:table-cell office:value-type="string" office:value="1200-Produtos do fumo" table:style-name="ce1">
            <text:p>1200-Produtos do fumo</text:p>
          </table:table-cell>
          <table:table-cell office:value-type="float" office:value="0.00511460652147267" table:style-name="ce1">
            <text:p>0.00511460652147267</text:p>
          </table:table-cell>
          <table:table-cell office:value-type="float" office:value="0.0061192217668945" table:style-name="ce1">
            <text:p>0.0061192217668945</text:p>
          </table:table-cell>
          <table:table-cell office:value-type="float" office:value="0.000881663846628498" table:style-name="ce1">
            <text:p>0.000881663846628498</text:p>
          </table:table-cell>
        </table:table-row>
        <table:table-row>
          <table:table-cell office:value-type="string" office:value="1300-Fabricação outros produtos Têxteis" table:style-name="ce1">
            <text:p>1300-Fabricação outros produtos Têxteis</text:p>
          </table:table-cell>
          <table:table-cell office:value-type="float" office:value="0.00616962803324231" table:style-name="ce1">
            <text:p>0.00616962803324231</text:p>
          </table:table-cell>
          <table:table-cell office:value-type="float" office:value="0.00620214546809064" table:style-name="ce1">
            <text:p>0.00620214546809064</text:p>
          </table:table-cell>
          <table:table-cell office:value-type="float" office:value="0.00411364217934329" table:style-name="ce1">
            <text:p>0.00411364217934329</text:p>
          </table:table-cell>
        </table:table-row>
        <table:table-row>
          <table:table-cell office:value-type="string" office:value="1400-Artigos do vestuário e acessórios" table:style-name="ce1">
            <text:p>1400-Artigos do vestuário e acessórios</text:p>
          </table:table-cell>
          <table:table-cell office:value-type="float" office:value="0.0372962962770268" table:style-name="ce1">
            <text:p>0.0372962962770268</text:p>
          </table:table-cell>
          <table:table-cell office:value-type="float" office:value="0.0580721739947962" table:style-name="ce1">
            <text:p>0.0580721739947962</text:p>
          </table:table-cell>
          <table:table-cell office:value-type="float" office:value="0.0320917663582428" table:style-name="ce1">
            <text:p>0.0320917663582428</text:p>
          </table:table-cell>
        </table:table-row>
        <table:table-row>
          <table:table-cell office:value-type="string" office:value="1500-Fabricação de calçados" table:style-name="ce1">
            <text:p>1500-Fabricação de calçados</text:p>
          </table:table-cell>
          <table:table-cell office:value-type="float" office:value="0.01416698870223" table:style-name="ce1">
            <text:p>0.01416698870223</text:p>
          </table:table-cell>
          <table:table-cell office:value-type="float" office:value="0.0247120280791564" table:style-name="ce1">
            <text:p>0.0247120280791564</text:p>
          </table:table-cell>
          <table:table-cell office:value-type="float" office:value="0.0124398570974684" table:style-name="ce1">
            <text:p>0.0124398570974684</text:p>
          </table:table-cell>
        </table:table-row>
        <table:table-row>
          <table:table-cell office:value-type="string" office:value="1600-Produtos de madeira - exclusive móveis" table:style-name="ce1">
            <text:p>1600-Produtos de madeira - exclusive móveis</text:p>
          </table:table-cell>
          <table:table-cell office:value-type="float" office:value="5.15028165478591e-05" table:style-name="ce1">
            <text:p>5.15028165478591e-05</text:p>
          </table:table-cell>
          <table:table-cell office:value-type="float" office:value="5.87669561973122e-05" table:style-name="ce1">
            <text:p>5.87669561973122e-05</text:p>
          </table:table-cell>
          <table:table-cell office:value-type="float" office:value="5.15184926994342e-05" table:style-name="ce1">
            <text:p>5.15184926994342e-05</text:p>
          </table:table-cell>
        </table:table-row>
        <table:table-row>
          <table:table-cell office:value-type="string" office:value="1700-Papel e papelão, embalagens e artefatos" table:style-name="ce1">
            <text:p>1700-Papel e papelão, embalagens e artefatos</text:p>
          </table:table-cell>
          <table:table-cell office:value-type="float" office:value="0.00393965424223038" table:style-name="ce1">
            <text:p>0.00393965424223038</text:p>
          </table:table-cell>
          <table:table-cell office:value-type="float" office:value="0.00567070556784716" table:style-name="ce1">
            <text:p>0.00567070556784716</text:p>
          </table:table-cell>
          <table:table-cell office:value-type="float" office:value="0.00221443235999949" table:style-name="ce1">
            <text:p>0.00221443235999949</text:p>
          </table:table-cell>
        </table:table-row>
        <table:table-row>
          <table:table-cell office:value-type="string" office:value="1800-Jornais, revistas, discos e outros produtos gravados" table:style-name="ce1">
            <text:p>1800-Jornais, revistas, discos e outros produtos gravados</text:p>
          </table:table-cell>
          <table:table-cell office:value-type="float" office:value="0.0122409829876534" table:style-name="ce1">
            <text:p>0.0122409829876534</text:p>
          </table:table-cell>
          <table:table-cell office:value-type="float" office:value="7.8560825457733e-06" table:style-name="ce1">
            <text:p>7.8560825457733e-06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1991-Outros produtos do refino de petróleo e coque" table:style-name="ce1">
            <text:p>1991-Outros produtos do refino de petróleo e coque</text:p>
          </table:table-cell>
          <table:table-cell office:value-type="float" office:value="0.068142294759945" table:style-name="ce1">
            <text:p>0.068142294759945</text:p>
          </table:table-cell>
          <table:table-cell office:value-type="float" office:value="0.0850307116309807" table:style-name="ce1">
            <text:p>0.0850307116309807</text:p>
          </table:table-cell>
          <table:table-cell office:value-type="float" office:value="0.00377059673624734" table:style-name="ce1">
            <text:p>0.00377059673624734</text:p>
          </table:table-cell>
        </table:table-row>
        <table:table-row>
          <table:table-cell office:value-type="string" office:value="1992-Álcool" table:style-name="ce1">
            <text:p>1992-Álcool</text:p>
          </table:table-cell>
          <table:table-cell office:value-type="float" office:value="0.00464464195162028" table:style-name="ce1">
            <text:p>0.00464464195162028</text:p>
          </table:table-cell>
          <table:table-cell office:value-type="float" office:value="0.0137657713869598" table:style-name="ce1">
            <text:p>0.0137657713869598</text:p>
          </table:table-cell>
          <table:table-cell office:value-type="float" office:value="0.000242141109477413" table:style-name="ce1">
            <text:p>0.000242141109477413</text:p>
          </table:table-cell>
        </table:table-row>
        <table:table-row>
          <table:table-cell office:value-type="string" office:value="2091-Produtos químicos orgânicos" table:style-name="ce1">
            <text:p>2091-Produtos químicos orgânicos</text:p>
          </table:table-cell>
          <table:table-cell office:value-type="float" office:value="0.00030534896816372" table:style-name="ce1">
            <text:p>0.00030534896816372</text:p>
          </table:table-cell>
          <table:table-cell office:value-type="float" office:value="4.25646704342219e-06" table:style-name="ce1">
            <text:p>4.25646704342219e-06</text:p>
          </table:table-cell>
          <table:table-cell office:value-type="float" office:value="1.97990702846811e-05" table:style-name="ce1">
            <text:p>1.97990702846811e-05</text:p>
          </table:table-cell>
        </table:table-row>
        <table:table-row>
          <table:table-cell office:value-type="string" office:value="2092-Tintas, vernizes, esmaltes e lacas" table:style-name="ce1">
            <text:p>2092-Tintas, vernizes, esmaltes e lacas</text:p>
          </table:table-cell>
          <table:table-cell office:value-type="float" office:value="0.000864144982032684" table:style-name="ce1">
            <text:p>0.000864144982032684</text:p>
          </table:table-cell>
          <table:table-cell office:value-type="float" office:value="0.000464892421497061" table:style-name="ce1">
            <text:p>0.000464892421497061</text:p>
          </table:table-cell>
          <table:table-cell office:value-type="float" office:value="0.00229121876504547" table:style-name="ce1">
            <text:p>0.00229121876504547</text:p>
          </table:table-cell>
        </table:table-row>
        <table:table-row>
          <table:table-cell office:value-type="string" office:value="2093-Perfumaria, sabões e artigos de limpeza" table:style-name="ce1">
            <text:p>2093-Perfumaria, sabões e artigos de limpeza</text:p>
          </table:table-cell>
          <table:table-cell office:value-type="float" office:value="0.0252628557852103" table:style-name="ce1">
            <text:p>0.0252628557852103</text:p>
          </table:table-cell>
          <table:table-cell office:value-type="float" office:value="0.0401290454734074" table:style-name="ce1">
            <text:p>0.0401290454734074</text:p>
          </table:table-cell>
          <table:table-cell office:value-type="float" office:value="0.017747337338198" table:style-name="ce1">
            <text:p>0.017747337338198</text:p>
          </table:table-cell>
        </table:table-row>
        <table:table-row>
          <table:table-cell office:value-type="string" office:value="2100-Produtos farmacêuticos" table:style-name="ce1">
            <text:p>2100-Produtos farmacêuticos</text:p>
          </table:table-cell>
          <table:table-cell office:value-type="float" office:value="0.0532124176853318" table:style-name="ce1">
            <text:p>0.0532124176853318</text:p>
          </table:table-cell>
          <table:table-cell office:value-type="float" office:value="0.0483314423716765" table:style-name="ce1">
            <text:p>0.0483314423716765</text:p>
          </table:table-cell>
          <table:table-cell office:value-type="float" office:value="0.0270045351485103" table:style-name="ce1">
            <text:p>0.0270045351485103</text:p>
          </table:table-cell>
        </table:table-row>
        <table:table-row>
          <table:table-cell office:value-type="string" office:value="2200-Artigos de plástico" table:style-name="ce1">
            <text:p>2200-Artigos de plástico</text:p>
          </table:table-cell>
          <table:table-cell office:value-type="float" office:value="0.00411566218497845" table:style-name="ce1">
            <text:p>0.00411566218497845</text:p>
          </table:table-cell>
          <table:table-cell office:value-type="float" office:value="0.00595427512625785" table:style-name="ce1">
            <text:p>0.00595427512625785</text:p>
          </table:table-cell>
          <table:table-cell office:value-type="float" office:value="0.00123592828095072" table:style-name="ce1">
            <text:p>0.00123592828095072</text:p>
          </table:table-cell>
        </table:table-row>
        <table:table-row>
          <table:table-cell office:value-type="string" office:value="2300-Outros produtos de minerais não-metálicos" table:style-name="ce1">
            <text:p>2300-Outros produtos de minerais não-metálicos</text:p>
          </table:table-cell>
          <table:table-cell office:value-type="float" office:value="0.000304725897536971" table:style-name="ce1">
            <text:p>0.000304725897536971</text:p>
          </table:table-cell>
          <table:table-cell office:value-type="float" office:value="0.000946622482705278" table:style-name="ce1">
            <text:p>0.000946622482705278</text:p>
          </table:table-cell>
          <table:table-cell office:value-type="float" office:value="0.00572600689693103" table:style-name="ce1">
            <text:p>0.00572600689693103</text:p>
          </table:table-cell>
        </table:table-row>
        <table:table-row>
          <table:table-cell office:value-type="string" office:value="2500-Produtos de metal - exclusive máquinas e equipamento" table:style-name="ce1">
            <text:p>2500-Produtos de metal - exclusive máquinas e equipamento</text:p>
          </table:table-cell>
          <table:table-cell office:value-type="float" office:value="0.0012279499117452" table:style-name="ce1">
            <text:p>0.0012279499117452</text:p>
          </table:table-cell>
          <table:table-cell office:value-type="float" office:value="0.00233056559993017" table:style-name="ce1">
            <text:p>0.00233056559993017</text:p>
          </table:table-cell>
          <table:table-cell office:value-type="float" office:value="0.0227281937749508" table:style-name="ce1">
            <text:p>0.0227281937749508</text:p>
          </table:table-cell>
        </table:table-row>
        <table:table-row>
          <table:table-cell office:value-type="string" office:value="2600-Aparelhos/instrumentos médico-hospitalar, medida e óptico" table:style-name="ce1">
            <text:p>2600-Aparelhos/instrumentos médico-hospitalar, medida e óptico</text:p>
          </table:table-cell>
          <table:table-cell office:value-type="float" office:value="0.0191707593565176" table:style-name="ce1">
            <text:p>0.0191707593565176</text:p>
          </table:table-cell>
          <table:table-cell office:value-type="float" office:value="0.00915329917723997" table:style-name="ce1">
            <text:p>0.00915329917723997</text:p>
          </table:table-cell>
          <table:table-cell office:value-type="float" office:value="0.00246956800484776" table:style-name="ce1">
            <text:p>0.00246956800484776</text:p>
          </table:table-cell>
        </table:table-row>
        <table:table-row>
          <table:table-cell office:value-type="string" office:value="2700-Máquinas, aparelhos e materiais elétricos" table:style-name="ce1">
            <text:p>2700-Máquinas, aparelhos e materiais elétricos</text:p>
          </table:table-cell>
          <table:table-cell office:value-type="float" office:value="0.00104551202649787" table:style-name="ce1">
            <text:p>0.00104551202649787</text:p>
          </table:table-cell>
          <table:table-cell office:value-type="float" office:value="0.00181454832342747" table:style-name="ce1">
            <text:p>0.00181454832342747</text:p>
          </table:table-cell>
          <table:table-cell office:value-type="float" office:value="0.0141589214057878" table:style-name="ce1">
            <text:p>0.0141589214057878</text:p>
          </table:table-cell>
        </table:table-row>
        <table:table-row>
          <table:table-cell office:value-type="string" office:value="2800-Máquinas e equipamentos, inclusive manutenção e reparos" table:style-name="ce1">
            <text:p>2800-Máquinas e equipamentos, inclusive manutenção e reparos</text:p>
          </table:table-cell>
          <table:table-cell office:value-type="float" office:value="0.000269502901500976" table:style-name="ce1">
            <text:p>0.000269502901500976</text:p>
          </table:table-cell>
          <table:table-cell office:value-type="float" office:value="0.000102280448102629" table:style-name="ce1">
            <text:p>0.000102280448102629</text:p>
          </table:table-cell>
          <table:table-cell office:value-type="float" office:value="6.47905363260907e-05" table:style-name="ce1">
            <text:p>6.47905363260907e-05</text:p>
          </table:table-cell>
        </table:table-row>
        <table:table-row>
          <table:table-cell office:value-type="string" office:value="2991-Automóveis, camionetas e utilitários" table:style-name="ce1">
            <text:p>2991-Automóveis, camionetas e utilitários</text:p>
          </table:table-cell>
          <table:table-cell office:value-type="float" office:value="0.115415737303196" table:style-name="ce1">
            <text:p>0.115415737303196</text:p>
          </table:table-cell>
          <table:table-cell office:value-type="float" office:value="0.00104716735239984" table:style-name="ce1">
            <text:p>0.00104716735239984</text:p>
          </table:table-cell>
          <table:table-cell office:value-type="float" office:value="0.073012633925362" table:style-name="ce1">
            <text:p>0.073012633925362</text:p>
          </table:table-cell>
        </table:table-row>
        <table:table-row>
          <table:table-cell office:value-type="string" office:value="3000-Outros equipamentos de transporte" table:style-name="ce1">
            <text:p>3000-Outros equipamentos de transporte</text:p>
          </table:table-cell>
          <table:table-cell office:value-type="float" office:value="0.00685289098689998" table:style-name="ce1">
            <text:p>0.00685289098689998</text:p>
          </table:table-cell>
          <table:table-cell office:value-type="float" office:value="0.000118349840968648" table:style-name="ce1">
            <text:p>0.000118349840968648</text:p>
          </table:table-cell>
          <table:table-cell office:value-type="float" office:value="0.01623241349327" table:style-name="ce1">
            <text:p>0.01623241349327</text:p>
          </table:table-cell>
        </table:table-row>
        <table:table-row>
          <table:table-cell office:value-type="string" office:value="3180-Móveis e produtos das indústrias diversas" table:style-name="ce1">
            <text:p>3180-Móveis e produtos das indústrias diversas</text:p>
          </table:table-cell>
          <table:table-cell office:value-type="float" office:value="0.008645008952325" table:style-name="ce1">
            <text:p>0.008645008952325</text:p>
          </table:table-cell>
          <table:table-cell office:value-type="float" office:value="0.0192539320739267" table:style-name="ce1">
            <text:p>0.0192539320739267</text:p>
          </table:table-cell>
          <table:table-cell office:value-type="float" office:value="0.0427115726286812" table:style-name="ce1">
            <text:p>0.0427115726286812</text:p>
          </table:table-cell>
        </table:table-row>
        <table:table-row>
          <table:table-cell office:value-type="string" office:value="3500-Eletricidade e gás, água, esgoto e limpeza urbana" table:style-name="ce1">
            <text:p>3500-Eletricidade e gás, água, esgoto e limpeza urbana</text:p>
          </table:table-cell>
          <table:table-cell office:value-type="float" office:value="9.93008807961795e-05" table:style-name="ce1">
            <text:p>9.93008807961795e-05</text:p>
          </table:table-cell>
          <table:table-cell office:value-type="float" office:value="0.00314589185527171" table:style-name="ce1">
            <text:p>0.00314589185527171</text:p>
          </table:table-cell>
          <table:table-cell office:value-type="float" office:value="0.000517092099852258" table:style-name="ce1">
            <text:p>0.000517092099852258</text:p>
          </table:table-cell>
        </table:table-row>
        <table:table-row>
          <table:table-cell office:value-type="string" office:value="3680-Água, esgoto, reciclagem e gestão de resíduos" table:style-name="ce1">
            <text:p>3680-Água, esgoto, reciclagem e gestão de resíduos</text:p>
          </table:table-cell>
          <table:table-cell office:value-type="float" office:value="0" table:style-name="ce1">
            <text:p>0</text:p>
          </table:table-cell>
          <table:table-cell office:value-type="float" office:value="0.000227135833082561" table:style-name="ce1">
            <text:p>0.000227135833082561</text:p>
          </table:table-cell>
          <table:table-cell office:value-type="float" office:value="0.000283407248920869" table:style-name="ce1">
            <text:p>0.000283407248920869</text:p>
          </table:table-cell>
        </table:table-row>
        <table:table-row>
          <table:table-cell office:value-type="string" office:value="4500-Comércio e reparação de veículos" table:style-name="ce1">
            <text:p>4500-Comércio e reparação de veículos</text:p>
          </table:table-cell>
          <table:table-cell office:value-type="float" office:value="0" table:style-name="ce1">
            <text:p>0</text:p>
          </table:table-cell>
          <table:table-cell office:value-type="float" office:value="0.0316225970993138" table:style-name="ce1">
            <text:p>0.0316225970993138</text:p>
          </table:table-cell>
          <table:table-cell office:value-type="float" office:value="0.00241779678542272" table:style-name="ce1">
            <text:p>0.00241779678542272</text:p>
          </table:table-cell>
        </table:table-row>
        <table:table-row>
          <table:table-cell office:value-type="string" office:value="4900-Transporte de carga" table:style-name="ce1">
            <text:p>4900-Transporte de carga</text:p>
          </table:table-cell>
          <table:table-cell office:value-type="float" office:value="0.0390028408326276" table:style-name="ce1">
            <text:p>0.0390028408326276</text:p>
          </table:table-cell>
          <table:table-cell office:value-type="float" office:value="0.03884069816884" table:style-name="ce1">
            <text:p>0.03884069816884</text:p>
          </table:table-cell>
          <table:table-cell office:value-type="float" office:value="0.0629989174902744" table:style-name="ce1">
            <text:p>0.0629989174902744</text:p>
          </table:table-cell>
        </table:table-row>
        <table:table-row>
          <table:table-cell office:value-type="string" office:value="5000-Transporte de passageiro" table:style-name="ce1">
            <text:p>5000-Transporte de passageiro</text:p>
          </table:table-cell>
          <table:table-cell office:value-type="float" office:value="0.000543599663867115" table:style-name="ce1">
            <text:p>0.000543599663867115</text:p>
          </table:table-cell>
          <table:table-cell office:value-type="float" office:value="0.000612673558903963" table:style-name="ce1">
            <text:p>0.000612673558903963</text:p>
          </table:table-cell>
          <table:table-cell office:value-type="float" office:value="0.0154219092611253" table:style-name="ce1">
            <text:p>0.0154219092611253</text:p>
          </table:table-cell>
        </table:table-row>
        <table:table-row>
          <table:table-cell office:value-type="string" office:value="5100-Transporte de passageiro" table:style-name="ce1">
            <text:p>5100-Transporte de passageiro</text:p>
          </table:table-cell>
          <table:table-cell office:value-type="float" office:value="0.000479183181797077" table:style-name="ce1">
            <text:p>0.000479183181797077</text:p>
          </table:table-cell>
          <table:table-cell office:value-type="float" office:value="0.00748706108474397" table:style-name="ce1">
            <text:p>0.00748706108474397</text:p>
          </table:table-cell>
          <table:table-cell office:value-type="float" office:value="0.000784128432304648" table:style-name="ce1">
            <text:p>0.000784128432304648</text:p>
          </table:table-cell>
        </table:table-row>
        <table:table-row>
          <table:table-cell office:value-type="string" office:value="5280-Correio" table:style-name="ce1">
            <text:p>5280-Correio</text:p>
          </table:table-cell>
          <table:table-cell office:value-type="float" office:value="0.00087949834255957" table:style-name="ce1">
            <text:p>0.00087949834255957</text:p>
          </table:table-cell>
          <table:table-cell office:value-type="float" office:value="0.00612187935959293" table:style-name="ce1">
            <text:p>0.00612187935959293</text:p>
          </table:table-cell>
          <table:table-cell office:value-type="float" office:value="0.0125526631437643" table:style-name="ce1">
            <text:p>0.0125526631437643</text:p>
          </table:table-cell>
        </table:table-row>
        <table:table-row>
          <table:table-cell office:value-type="string" office:value="5500-Serviços de alojamento e alimentação" table:style-name="ce1">
            <text:p>5500-Serviços de alojamento e alimentação</text:p>
          </table:table-cell>
          <table:table-cell office:value-type="float" office:value="0.0711489811687391" table:style-name="ce1">
            <text:p>0.0711489811687391</text:p>
          </table:table-cell>
          <table:table-cell office:value-type="float" office:value="0.00749725860789424" table:style-name="ce1">
            <text:p>0.00749725860789424</text:p>
          </table:table-cell>
          <table:table-cell office:value-type="float" office:value="0.00869633669321518" table:style-name="ce1">
            <text:p>0.00869633669321518</text:p>
          </table:table-cell>
        </table:table-row>
        <table:table-row>
          <table:table-cell office:value-type="string" office:value="5600-Serviços de alimentação" table:style-name="ce1">
            <text:p>5600-Serviços de alimentação</text:p>
          </table:table-cell>
          <table:table-cell office:value-type="float" office:value="0" table:style-name="ce1">
            <text:p>0</text:p>
          </table:table-cell>
          <table:table-cell office:value-type="float" office:value="0.115753104671564" table:style-name="ce1">
            <text:p>0.115753104671564</text:p>
          </table:table-cell>
          <table:table-cell office:value-type="float" office:value="0.0750769038828847" table:style-name="ce1">
            <text:p>0.0750769038828847</text:p>
          </table:table-cell>
        </table:table-row>
        <table:table-row>
          <table:table-cell office:value-type="string" office:value="5800-Serviços prestados às empresas" table:style-name="ce1">
            <text:p>5800-Serviços prestados às empresas</text:p>
          </table:table-cell>
          <table:table-cell office:value-type="float" office:value="0.00269086359289348" table:style-name="ce1">
            <text:p>0.00269086359289348</text:p>
          </table:table-cell>
          <table:table-cell office:value-type="float" office:value="0.0104996446982925" table:style-name="ce1">
            <text:p>0.0104996446982925</text:p>
          </table:table-cell>
          <table:table-cell office:value-type="float" office:value="0.00512534469971868" table:style-name="ce1">
            <text:p>0.00512534469971868</text:p>
          </table:table-cell>
        </table:table-row>
        <table:table-row>
          <table:table-cell office:value-type="string" office:value="5980-Serviços prestados às empresas" table:style-name="ce1">
            <text:p>5980-Serviços prestados às empresas</text:p>
          </table:table-cell>
          <table:table-cell office:value-type="float" office:value="0.00034848279001668" table:style-name="ce1">
            <text:p>0.00034848279001668</text:p>
          </table:table-cell>
          <table:table-cell office:value-type="float" office:value="0.00369800527449407" table:style-name="ce1">
            <text:p>0.00369800527449407</text:p>
          </table:table-cell>
          <table:table-cell office:value-type="float" office:value="0.00347866716144928" table:style-name="ce1">
            <text:p>0.00347866716144928</text:p>
          </table:table-cell>
        </table:table-row>
        <table:table-row>
          <table:table-cell office:value-type="string" office:value="6100-Serviços de informação" table:style-name="ce1">
            <text:p>6100-Serviços de informação</text:p>
          </table:table-cell>
          <table:table-cell office:value-type="float" office:value="0.0154482506265385" table:style-name="ce1">
            <text:p>0.0154482506265385</text:p>
          </table:table-cell>
          <table:table-cell office:value-type="float" office:value="0.0266850944492937" table:style-name="ce1">
            <text:p>0.0266850944492937</text:p>
          </table:table-cell>
          <table:table-cell office:value-type="float" office:value="0.00149493070777229" table:style-name="ce1">
            <text:p>0.00149493070777229</text:p>
          </table:table-cell>
        </table:table-row>
        <table:table-row>
          <table:table-cell office:value-type="string" office:value="6280-Desenvolvimento de sistemas e outros serviços de informação" table:style-name="ce1">
            <text:p>6280-Desenvolvimento de sistemas e outros serviços de informação</text:p>
          </table:table-cell>
          <table:table-cell office:value-type="float" office:value="0" table:style-name="ce1">
            <text:p>0</text:p>
          </table:table-cell>
          <table:table-cell office:value-type="float" office:value="0.000164728410234902" table:style-name="ce1">
            <text:p>0.000164728410234902</text:p>
          </table:table-cell>
          <table:table-cell office:value-type="float" office:value="5.62676257430599e-05" table:style-name="ce1">
            <text:p>5.62676257430599e-05</text:p>
          </table:table-cell>
        </table:table-row>
        <table:table-row>
          <table:table-cell office:value-type="string" office:value="6480-Intermediação financeira e seguros" table:style-name="ce1">
            <text:p>6480-Intermediação financeira e seguros</text:p>
          </table:table-cell>
          <table:table-cell office:value-type="float" office:value="0.11501856011099" table:style-name="ce1">
            <text:p>0.11501856011099</text:p>
          </table:table-cell>
          <table:table-cell office:value-type="float" office:value="0.083629762148727" table:style-name="ce1">
            <text:p>0.083629762148727</text:p>
          </table:table-cell>
          <table:table-cell office:value-type="float" office:value="0.0790285973145882" table:style-name="ce1">
            <text:p>0.0790285973145882</text:p>
          </table:table-cell>
        </table:table-row>
        <table:table-row>
          <table:table-cell office:value-type="string" office:value="6800-Serviços imobiliários e aluguel" table:style-name="ce1">
            <text:p>6800-Serviços imobiliários e aluguel</text:p>
          </table:table-cell>
          <table:table-cell office:value-type="float" office:value="0.0298635077928431" table:style-name="ce1">
            <text:p>0.0298635077928431</text:p>
          </table:table-cell>
          <table:table-cell office:value-type="float" office:value="0.00756030178570264" table:style-name="ce1">
            <text:p>0.00756030178570264</text:p>
          </table:table-cell>
          <table:table-cell office:value-type="float" office:value="0.0672219558817928" table:style-name="ce1">
            <text:p>0.0672219558817928</text:p>
          </table:table-cell>
        </table:table-row>
        <table:table-row>
          <table:table-cell office:value-type="string" office:value="6980-Serviços prestados às empresas" table:style-name="ce1">
            <text:p>6980-Serviços prestados às empresas</text:p>
          </table:table-cell>
          <table:table-cell office:value-type="float" office:value="0.00611708355992825" table:style-name="ce1">
            <text:p>0.00611708355992825</text:p>
          </table:table-cell>
          <table:table-cell office:value-type="float" office:value="0.0107187211397265" table:style-name="ce1">
            <text:p>0.0107187211397265</text:p>
          </table:table-cell>
          <table:table-cell office:value-type="float" office:value="0.016643686759618" table:style-name="ce1">
            <text:p>0.016643686759618</text:p>
          </table:table-cell>
        </table:table-row>
        <table:table-row>
          <table:table-cell office:value-type="string" office:value="7180-Serviços prestados às empresas" table:style-name="ce1">
            <text:p>7180-Serviços prestados às empresas</text:p>
          </table:table-cell>
          <table:table-cell office:value-type="float" office:value="0.000328532501527813" table:style-name="ce1">
            <text:p>0.000328532501527813</text:p>
          </table:table-cell>
          <table:table-cell office:value-type="float" office:value="0.000484392972518407" table:style-name="ce1">
            <text:p>0.000484392972518407</text:p>
          </table:table-cell>
          <table:table-cell office:value-type="float" office:value="3.89761781174425e-06" table:style-name="ce1">
            <text:p>3.89761781174425e-06</text:p>
          </table:table-cell>
        </table:table-row>
        <table:table-row>
          <table:table-cell office:value-type="string" office:value="7380-Serviços de manutenção e reparação" table:style-name="ce1">
            <text:p>7380-Serviços de manutenção e reparação</text:p>
          </table:table-cell>
          <table:table-cell office:value-type="float" office:value="0.0203315508913833" table:style-name="ce1">
            <text:p>0.0203315508913833</text:p>
          </table:table-cell>
          <table:table-cell office:value-type="float" office:value="0.000341801840138196" table:style-name="ce1">
            <text:p>0.000341801840138196</text:p>
          </table:table-cell>
          <table:table-cell office:value-type="float" office:value="0.00034160670783753" table:style-name="ce1">
            <text:p>0.00034160670783753</text:p>
          </table:table-cell>
        </table:table-row>
        <table:table-row>
          <table:table-cell office:value-type="string" office:value="7700-Aluguéis não-imob. e gestão de ativos de propriedade intelectual" table:style-name="ce1">
            <text:p>7700-Aluguéis não-imob. e gestão de ativos de propriedade intelectual</text:p>
          </table:table-cell>
          <table:table-cell office:value-type="float" office:value="0" table:style-name="ce1">
            <text:p>0</text:p>
          </table:table-cell>
          <table:table-cell office:value-type="float" office:value="0.00289384143408031" table:style-name="ce1">
            <text:p>0.00289384143408031</text:p>
          </table:table-cell>
          <table:table-cell office:value-type="float" office:value="0.0104323905354122" table:style-name="ce1">
            <text:p>0.0104323905354122</text:p>
          </table:table-cell>
        </table:table-row>
        <table:table-row>
          <table:table-cell office:value-type="string" office:value="7880-Serviços prestados às empresas" table:style-name="ce1">
            <text:p>7880-Serviços prestados às empresas</text:p>
          </table:table-cell>
          <table:table-cell office:value-type="float" office:value="0.00442297286052698" table:style-name="ce1">
            <text:p>0.00442297286052698</text:p>
          </table:table-cell>
          <table:table-cell office:value-type="float" office:value="0.0124161139295994" table:style-name="ce1">
            <text:p>0.0124161139295994</text:p>
          </table:table-cell>
          <table:table-cell office:value-type="float" office:value="0.00212127679869514" table:style-name="ce1">
            <text:p>0.00212127679869514</text:p>
          </table:table-cell>
        </table:table-row>
        <table:table-row>
          <table:table-cell office:value-type="string" office:value="8000-Serviços prestados às empresas" table:style-name="ce1">
            <text:p>8000-Serviços prestados às empresas</text:p>
          </table:table-cell>
          <table:table-cell office:value-type="float" office:value="1.71315804029312e-06" table:style-name="ce1">
            <text:p>1.71315804029312e-06</text:p>
          </table:table-cell>
          <table:table-cell office:value-type="float" office:value="0" table:style-name="ce1">
            <text:p>0</text:p>
          </table:table-cell>
          <table:table-cell office:value-type="float" office:value="0.0025733221525519" table:style-name="ce1">
            <text:p>0.0025733221525519</text:p>
          </table:table-cell>
        </table:table-row>
        <table:table-row>
          <table:table-cell office:value-type="string" office:value="8400-Serviços coletivos da administração pública" table:style-name="ce1">
            <text:p>8400-Serviços coletivos da administração pública</text:p>
          </table:table-cell>
          <table:table-cell office:value-type="float" office:value="0" table:style-name="ce1">
            <text:p>0</text:p>
          </table:table-cell>
          <table:table-cell office:value-type="float" office:value="8.31583479317042e-08" table:style-name="ce1">
            <text:p>8.31583479317042e-08</text:p>
          </table:table-cell>
          <table:table-cell office:value-type="float" office:value="5.99369457858855e-08" table:style-name="ce1">
            <text:p>5.99369457858855e-08</text:p>
          </table:table-cell>
        </table:table-row>
        <table:table-row>
          <table:table-cell office:value-type="string" office:value="8592-Educação mercantil" table:style-name="ce1">
            <text:p>8592-Educação mercantil</text:p>
          </table:table-cell>
          <table:table-cell office:value-type="float" office:value="0.0608263136348044" table:style-name="ce1">
            <text:p>0.0608263136348044</text:p>
          </table:table-cell>
          <table:table-cell office:value-type="float" office:value="0.0580596085598412" table:style-name="ce1">
            <text:p>0.0580596085598412</text:p>
          </table:table-cell>
          <table:table-cell office:value-type="float" office:value="0.0421479712465311" table:style-name="ce1">
            <text:p>0.0421479712465311</text:p>
          </table:table-cell>
        </table:table-row>
        <table:table-row>
          <table:table-cell office:value-type="string" office:value="8692-Saúde mercantil" table:style-name="ce1">
            <text:p>8692-Saúde mercantil</text:p>
          </table:table-cell>
          <table:table-cell office:value-type="float" office:value="0.0723551997934656" table:style-name="ce1">
            <text:p>0.0723551997934656</text:p>
          </table:table-cell>
          <table:table-cell office:value-type="float" office:value="0.0241966564794842" table:style-name="ce1">
            <text:p>0.0241966564794842</text:p>
          </table:table-cell>
          <table:table-cell office:value-type="float" office:value="0.0283599002537708" table:style-name="ce1">
            <text:p>0.0283599002537708</text:p>
          </table:table-cell>
        </table:table-row>
        <table:table-row>
          <table:table-cell office:value-type="string" office:value="9080-Serviços prestados às famílias" table:style-name="ce1">
            <text:p>9080-Serviços prestados às famílias</text:p>
          </table:table-cell>
          <table:table-cell office:value-type="float" office:value="0.0103928879097939" table:style-name="ce1">
            <text:p>0.0103928879097939</text:p>
          </table:table-cell>
          <table:table-cell office:value-type="float" office:value="0.0278848663619968" table:style-name="ce1">
            <text:p>0.0278848663619968</text:p>
          </table:table-cell>
          <table:table-cell office:value-type="float" office:value="0.038745927128162" table:style-name="ce1">
            <text:p>0.038745927128162</text:p>
          </table:table-cell>
        </table:table-row>
        <table:table-row>
          <table:table-cell office:value-type="string" office:value="9480-Serviços prestados às famílias" table:style-name="ce1">
            <text:p>9480-Serviços prestados às famílias</text:p>
          </table:table-cell>
          <table:table-cell office:value-type="float" office:value="0.0442890752173037" table:style-name="ce1">
            <text:p>0.0442890752173037</text:p>
          </table:table-cell>
          <table:table-cell office:value-type="float" office:value="0.0262898026392278" table:style-name="ce1">
            <text:p>0.0262898026392278</text:p>
          </table:table-cell>
          <table:table-cell office:value-type="float" office:value="0.0877681759675297" table:style-name="ce1">
            <text:p>0.0877681759675297</text:p>
          </table:table-cell>
        </table:table-row>
        <table:table-row>
          <table:table-cell office:value-type="string" office:value="9700-Serviços domésticos" table:style-name="ce1">
            <text:p>9700-Serviços doméstico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19238928030187" table:style-name="ce1">
            <text:p>0.0419238928030187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